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/>
    </style:style>
    <style:style style:name="P2" style:family="paragraph" style:parent-style-name="Heading_20_4">
      <style:paragraph-properties fo:margin-left="0cm" fo:margin-right="0cm" fo:margin-top="0cm" fo:margin-bottom="0cm" fo:line-height="110%" fo:text-align="center" style:justify-single-word="false" fo:orphans="2" fo:widows="2" fo:text-indent="0cm" style:auto-text-indent="false"/>
      <style:text-properties fo:font-variant="normal" fo:text-transform="none" fo:color="#000000" style:font-name="Calibri" fo:font-size="15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.397cm" fo:text-align="justify" style:justify-single-word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397cm" fo:text-align="center" style:justify-single-word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/>
    </style:style>
    <style:style style:name="P5" style:family="paragraph" style:parent-style-name="Heading_20_4">
      <style:paragraph-properties fo:margin-left="0cm" fo:margin-right="0cm" fo:margin-top="0.397cm" fo:margin-bottom="0.397cm" fo:line-height="110%" fo:text-align="center" style:justify-single-word="false" fo:orphans="2" fo:widows="2" fo:text-indent="0cm" style:auto-text-indent="false"/>
      <style:text-properties fo:font-variant="normal" fo:text-transform="none" fo:color="#000000" style:font-name="Calibri" fo:font-size="15pt" fo:letter-spacing="normal" fo:font-style="normal" fo:font-weight="bold"/>
    </style:style>
    <style:style style:name="P6" style:family="paragraph" style:parent-style-name="Heading_20_4">
      <style:paragraph-properties fo:margin-left="0cm" fo:margin-right="0cm" fo:margin-top="0.397cm" fo:margin-bottom="0.397cm" fo:line-height="110%" fo:text-align="center" style:justify-single-word="false" fo:orphans="2" fo:widows="2" fo:text-indent="0cm" style:auto-text-indent="false"/>
      <style:text-properties fo:font-variant="normal" fo:text-transform="none" fo:color="#000000" style:font-name="Calibri" fo:font-size="15pt" fo:letter-spacing="normal" fo:font-style="normal" fo:font-weight="bold"/>
    </style:style>
    <style:style style:name="P7" style:family="paragraph" style:parent-style-name="Text_20_body" style:list-style-name="L1">
      <style:paragraph-properties fo:margin-top="0cm" fo:margin-bottom="0.397cm" fo:text-align="justify" style:justify-single-word="false" fo:orphans="2" fo:widows="2"/>
      <style:text-properties fo:font-variant="normal" fo:text-transform="none" fo:color="#000000" style:font-name="Calibri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left="0cm" fo:margin-right="0cm" fo:margin-top="0cm" fo:margin-bottom="0.397cm" fo:line-height="110%" fo:text-align="justify" style:justify-single-word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.397cm" fo:text-align="justify" style:justify-single-word="false" fo:orphans="2" fo:widows="2" fo:text-indent="0cm" style:auto-text-indent="false"/>
      <style:text-properties fo:font-variant="normal" fo:text-transform="none" fo:color="#000000" style:font-name="Calibri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4">Exercice 1</text:h>
      <text:p text:style-name="P1"/>
      <text:p text:style-name="P1">Complétez la liste ci-dessous avec les réseaux locaux 3, 4, 5 et 6</text:p>
      <text:p text:style-name="P1"/>
      <text:list xml:id="list4303002497266164987" text:style-name="L1">
        <text:list-item>
          <text:p text:style-name="P7">réseau local 1 : M1, M2 et M3</text:p>
        </text:list-item>
        <text:list-item>
          <text:p text:style-name="P8">réseau local 2 : M4, M5 et M6</text:p>
        </text:list-item>
      </text:list>
      <text:h text:style-name="P5" text:outline-level="4">Exercice 2</text:h>
      <text:p text:style-name="P3">Déterminer un chemin possible permettant d’établir une connexion entre la machine M4 et M14.</text:p>
      <text:h text:style-name="P5" text:outline-level="4">Exercice 3</text:h>
      <text:p text:style-name="P3">En partant des exemples ci-dessus, donnez une adresse IP possible pour les ordinateurs suivants : </text:p>
      <text:p text:style-name="P4">M1 (en partant du principe que l'adresse de M2 est 192.168.1.3)</text:p>
      <text:p text:style-name="P4">M6 (en partant du principe que l'adresse de M4 est 192.168.2.1)</text:p>
      <text:p text:style-name="P4">M8 (en partant du principe que l'adresse de M7 est 192.168.3.1)</text:p>
      <text:h text:style-name="P5" text:outline-level="4">Exercice 4</text:h>
      <text:p text:style-name="P3">Soit un ordinateur A d'adresse IP 172.15.22.3/16 et un ordinateur B d'adresse IP 172.16.22.4/16. Les ordinateurs A et B sont-ils sur le même réseau local ? Justifiez votre réponse</text:p>
      <text:h text:style-name="P5" text:outline-level="4">Exercice 5</text:h>
      <text:p text:style-name="P3">A et B sont 2 ordinateurs se trouvant sur le même réseau local. Sachant que l'adresse IP de A est 5.3.2.1/8, donnez une adresse IP possible pour 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M58S</meta:editing-duration>
    <meta:editing-cycles>9</meta:editing-cycles>
    <meta:generator>OpenOffice/4.1.10$Win32 OpenOffice.org_project/4110m2$Build-9807</meta:generator>
    <dc:date>2021-09-14T11:30:17.61</dc:date>
    <dc:creator>Tifaine Secheret</dc:creator>
    <meta:document-statistic meta:table-count="0" meta:image-count="0" meta:object-count="0" meta:page-count="1" meta:paragraph-count="15" meta:word-count="160" meta:character-count="880"/>
    <meta:user-defined meta:name="Info 1"/>
    <meta:user-defined meta:name="Info 2"/>
    <meta:user-defined meta:name="Info 3"/>
    <meta:user-defined meta:name="Info 4"/>
  </office:meta>
</office:document-meta>
</file>